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gyar Linux Libertine G" svg:font-family="'Magyar Linux Libertine G'"/>
    <style:font-face style:name="Magyar Linux Libertine G:200=1&amp;201=1&amp;202=1" svg:font-family="'Magyar Linux Libertine G:200=1&amp;201=1&amp;202=1'"/>
    <style:font-face style:name="Magyar Linux Libertine G:200=1&amp;201=1&amp;202=1&amp;214=1" svg:font-family="'Magyar Linux Libertine G:200=1&amp;201=1&amp;202=1&amp;214=1'"/>
    <style:font-face style:name="Magyar Linux Biolinum" svg:font-family="'Magyar Linux Biolinum'" style:font-pitch="variable"/>
    <style:font-face style:name="Magyar Linux Libertine G1" svg:font-family="'Magyar Linux Libertine G'" style:font-pitch="variable"/>
    <style:font-face style:name="Magyar Linux Libertine G:200=1" svg:font-family="'Magyar Linux Libertine G:200=1'" style:font-pitch="variable"/>
    <style:font-face style:name="Magyar Linux Libertine G:200=1&amp;215=1" svg:font-family="'Magyar Linux Libertine G:200=1&amp;215=1'" style:font-pitch="variable"/>
    <style:font-face style:name="Magyar Linux Libertine G:201=1" svg:font-family="'Magyar Linux Libertine G:201=1'" style:font-pitch="variable"/>
    <style:font-face style:name="Magyar Linux Libertine G:201=2" svg:font-family="'Magyar Linux Libertine G:201=2'" style:font-pitch="variable"/>
    <style:font-face style:name="Magyar Linux Libertine G:202=1&amp;203=1&amp;205=0" svg:font-family="'Magyar Linux Libertine G:202=1&amp;203=1&amp;205=0'" style:font-pitch="variable"/>
    <style:font-face style:name="Magyar Linux Libertine G:202=1&amp;205=0" svg:font-family="'Magyar Linux Libertine G:202=1&amp;205=0'" style:font-pitch="variable"/>
    <style:font-face style:name="Magyar Linux Libertine G:204=0" svg:font-family="'Magyar Linux Libertine G:204=0'" style:font-pitch="variable"/>
    <style:font-face style:name="Magyar Linux Libertine G:204=2" svg:font-family="'Magyar Linux Libertine G:204=2'" style:font-pitch="variable"/>
    <style:font-face style:name="Magyar Linux Libertine G:205=0" svg:font-family="'Magyar Linux Libertine G:205=0'" style:font-pitch="variable"/>
    <style:font-face style:name="Magyar Linux Libertine G:205=0&amp;203=1" svg:font-family="'Magyar Linux Libertine G:205=0&amp;203=1'" style:font-pitch="variable"/>
    <style:font-face style:name="Magyar Linux Libertine G:205=2" svg:font-family="'Magyar Linux Libertine G:205=2'" style:font-pitch="variable"/>
    <style:font-face style:name="Magyar Linux Libertine G:206=0" svg:font-family="'Magyar Linux Libertine G:206=0'" style:font-pitch="variable"/>
    <style:font-face style:name="Magyar Linux Libertine G:207=1" svg:font-family="'Magyar Linux Libertine G:207=1'" style:font-pitch="variable"/>
    <style:font-face style:name="Magyar Linux Libertine G:208=1" svg:font-family="'Magyar Linux Libertine G:208=1'" style:font-pitch="variable"/>
    <style:font-face style:name="Magyar Linux Libertine G:209=1" svg:font-family="'Magyar Linux Libertine G:209=1'" style:font-pitch="variable"/>
    <style:font-face style:name="Magyar Linux Libertine G:209=1&amp;200=1" svg:font-family="'Magyar Linux Libertine G:209=1&amp;200=1'" style:font-pitch="variable"/>
    <style:font-face style:name="Magyar Linux Libertine G:209=2" svg:font-family="'Magyar Linux Libertine G:209=2'" style:font-pitch="variable"/>
    <style:font-face style:name="Magyar Linux Libertine G:209=3" svg:font-family="'Magyar Linux Libertine G:209=3'" style:font-pitch="variable"/>
    <style:font-face style:name="Magyar Linux Libertine G:209=4" svg:font-family="'Magyar Linux Libertine G:209=4'" style:font-pitch="variable"/>
    <style:font-face style:name="Magyar Linux Libertine G:210=1" svg:font-family="'Magyar Linux Libertine G:210=1'" style:font-pitch="variable"/>
    <style:font-face style:name="Magyar Linux Libertine G:210=1&amp;213=1" svg:font-family="'Magyar Linux Libertine G:210=1&amp;213=1'" style:font-pitch="variable"/>
    <style:font-face style:name="Magyar Linux Libertine G:210=200" svg:font-family="'Magyar Linux Libertine G:210=200'" style:font-pitch="variable"/>
    <style:font-face style:name="Magyar Linux Libertine G:210=201" svg:font-family="'Magyar Linux Libertine G:210=201'" style:font-pitch="variable"/>
    <style:font-face style:name="Magyar Linux Libertine G:210=27" svg:font-family="'Magyar Linux Libertine G:210=27'" style:font-pitch="variable"/>
    <style:font-face style:name="Magyar Linux Libertine G:210=3" svg:font-family="'Magyar Linux Libertine G:210=3'" style:font-pitch="variable"/>
    <style:font-face style:name="Magyar Linux Libertine G:210=30" svg:font-family="'Magyar Linux Libertine G:210=30'" style:font-pitch="variable"/>
    <style:font-face style:name="Magyar Linux Libertine G:210=31" svg:font-family="'Magyar Linux Libertine G:210=31'" style:font-pitch="variable"/>
    <style:font-face style:name="Magyar Linux Libertine G:210=33" svg:font-family="'Magyar Linux Libertine G:210=33'" style:font-pitch="variable"/>
    <style:font-face style:name="Magyar Linux Libertine G:210=34" svg:font-family="'Magyar Linux Libertine G:210=34'" style:font-pitch="variable"/>
    <style:font-face style:name="Magyar Linux Libertine G:210=35" svg:font-family="'Magyar Linux Libertine G:210=35'" style:font-pitch="variable"/>
    <style:font-face style:name="Magyar Linux Libertine G:210=36" svg:font-family="'Magyar Linux Libertine G:210=36'" style:font-pitch="variable"/>
    <style:font-face style:name="Magyar Linux Libertine G:210=36&amp;211=0" svg:font-family="'Magyar Linux Libertine G:210=36&amp;211=0'" style:font-pitch="variable"/>
    <style:font-face style:name="Magyar Linux Libertine G:210=37" svg:font-family="'Magyar Linux Libertine G:210=37'" style:font-pitch="variable"/>
    <style:font-face style:name="Magyar Linux Libertine G:210=39" svg:font-family="'Magyar Linux Libertine G:210=39'" style:font-pitch="variable"/>
    <style:font-face style:name="Magyar Linux Libertine G:210=40" svg:font-family="'Magyar Linux Libertine G:210=40'" style:font-pitch="variable"/>
    <style:font-face style:name="Magyar Linux Libertine G:210=42" svg:font-family="'Magyar Linux Libertine G:210=42'" style:font-pitch="variable"/>
    <style:font-face style:name="Magyar Linux Libertine G:210=45" svg:font-family="'Magyar Linux Libertine G:210=45'" style:font-pitch="variable"/>
    <style:font-face style:name="Magyar Linux Libertine G:210=46" svg:font-family="'Magyar Linux Libertine G:210=46'" style:font-pitch="variable"/>
    <style:font-face style:name="Magyar Linux Libertine G:210=48" svg:font-family="'Magyar Linux Libertine G:210=48'" style:font-pitch="variable"/>
    <style:font-face style:name="Magyar Linux Libertine G:210=49" svg:font-family="'Magyar Linux Libertine G:210=49'" style:font-pitch="variable"/>
    <style:font-face style:name="Magyar Linux Libertine G:210=50" svg:font-family="'Magyar Linux Libertine G:210=50'" style:font-pitch="variable"/>
    <style:font-face style:name="Magyar Linux Libertine G:210=51" svg:font-family="'Magyar Linux Libertine G:210=51'" style:font-pitch="variable"/>
    <style:font-face style:name="Magyar Linux Libertine G:210=52" svg:font-family="'Magyar Linux Libertine G:210=52'" style:font-pitch="variable"/>
    <style:font-face style:name="Magyar Linux Libertine G:210=7" svg:font-family="'Magyar Linux Libertine G:210=7'" style:font-pitch="variable"/>
    <style:font-face style:name="Magyar Linux Libertine G:210=90" svg:font-family="'Magyar Linux Libertine G:210=90'" style:font-pitch="variable"/>
    <style:font-face style:name="Magyar Linux Libertine G:211=1" svg:font-family="'Magyar Linux Libertine G:211=1'" style:font-pitch="variable"/>
    <style:font-face style:name="Magyar Linux Libertine G:211=36" svg:font-family="'Magyar Linux Libertine G:211=36'" style:font-pitch="variable"/>
    <style:font-face style:name="Magyar Linux Libertine G:211=49" svg:font-family="'Magyar Linux Libertine G:211=49'" style:font-pitch="variable"/>
    <style:font-face style:name="Magyar Linux Libertine G:212=1" svg:font-family="'Magyar Linux Libertine G:212=1'" style:font-pitch="variable"/>
    <style:font-face style:name="Magyar Linux Libertine G:212=1&amp;213=1" svg:font-family="'Magyar Linux Libertine G:212=1&amp;213=1'" style:font-pitch="variable"/>
    <style:font-face style:name="Magyar Linux Libertine G:214=1" svg:font-family="'Magyar Linux Libertine G:214=1'" style:font-pitch="variable"/>
    <style:font-face style:name="Magyar Linux Libertine G:215=0&amp;209=2" svg:font-family="'Magyar Linux Libertine G:215=0&amp;209=2'" style:font-pitch="variable"/>
    <style:font-face style:name="Magyar Linux Libertine G:215=1&amp;200=1" svg:font-family="'Magyar Linux Libertine G:215=1&amp;200=1'" style:font-pitch="variable"/>
    <style:font-face style:name="Magyar Linux Libertine G:215=1&amp;209=1" svg:font-family="'Magyar Linux Libertine G:215=1&amp;209=1'" style:font-pitch="variable"/>
    <style:font-face style:name="Magyar Linux Libertine G:215=1&amp;209=2" svg:font-family="'Magyar Linux Libertine G:215=1&amp;209=2'" style:font-pitch="variable"/>
    <style:font-face style:name="DejaVu Sans" svg:font-family="'DejaVu Sans'" style:font-family-generic="system" style:font-pitch="variable"/>
  </office:font-face-decls>
  <office:automatic-styles>
    <style:style style:name="Táblázat1" style:family="table">
      <style:table-properties style:width="17.013cm" fo:margin-left="0cm" fo:margin-right="-0.012cm" table:align="margins" style:writing-mode="lr-tb"/>
    </style:style>
    <style:style style:name="Táblázat1.A" style:family="table-column">
      <style:table-column-properties style:column-width="4.792cm" style:rel-column-width="18461*"/>
    </style:style>
    <style:style style:name="Táblázat1.B" style:family="table-column">
      <style:table-column-properties style:column-width="1.078cm" style:rel-column-width="4151*"/>
    </style:style>
    <style:style style:name="Táblázat1.C" style:family="table-column">
      <style:table-column-properties style:column-width="4.713cm" style:rel-column-width="18155*"/>
    </style:style>
    <style:style style:name="Táblázat1.D" style:family="table-column">
      <style:table-column-properties style:column-width="6.429cm" style:rel-column-width="24768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D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17cm" fo:break-before="column" table:align="margins" style:writing-mode="lr-tb"/>
    </style:style>
    <style:style style:name="Táblázat2.A" style:family="table-column">
      <style:table-column-properties style:column-width="3.401cm" style:rel-column-width="13107*"/>
    </style:style>
    <style:style style:name="Táblázat2.D" style:family="table-column">
      <style:table-column-properties style:column-width="6.8cm" style:rel-column-width="26214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D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font-name="Magyar Linux Libertine G1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Magyar Linux Libertine G1"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Magyar Linux Libertine G:210=27" fo:font-size="13pt" style:font-size-asian="13pt" style:font-size-complex="13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Magyar Linux Libertine G:210=37"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Magyar Linux Libertine G:210=42"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agyar Linux Libertine G:210=45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Magyar Linux Libertine G:210=31"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Magyar Linux Libertine G:210=1" fo:font-size="13pt" style:font-size-asian="13pt" style:font-size-complex="13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Magyar Linux Libertine G:210=200" fo:font-size="13pt" style:font-size-asian="13pt" style:font-size-complex="13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Magyar Linux Libertine G:210=49" fo:font-size="13pt" style:font-size-asian="13pt" style:font-size-complex="13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Magyar Linux Libertine G:210=30" fo:font-size="13pt" style:font-size-asian="13pt" style:font-size-complex="13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Magyar Linux Libertine G:210=33"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Magyar Linux Libertine G:210=35" fo:font-size="13pt" style:font-size-asian="13pt" style:font-size-complex="13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Magyar Linux Libertine G:210=36"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Magyar Linux Libertine G:210=39" fo:font-size="13pt" style:font-size-asian="13pt" style:font-size-complex="13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Magyar Linux Libertine G:210=201" fo:font-size="13pt" style:font-size-asian="13pt" style:font-size-complex="13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Magyar Linux Libertine G:210=48" fo:font-size="13pt" style:font-size-asian="13pt" style:font-size-complex="13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Magyar Linux Libertine G:210=3" fo:font-size="13pt" style:font-size-asian="13pt" style:font-size-complex="13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Magyar Linux Libertine G:210=40" fo:font-size="13pt" style:font-size-asian="13pt" style:font-size-complex="13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Magyar Linux Libertine G:210=7" fo:font-size="13pt" style:font-size-asian="13pt" style:font-size-complex="13pt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Magyar Linux Libertine G:210=52" fo:font-size="13pt" style:font-size-asian="13pt" style:font-size-complex="13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Magyar Linux Libertine G:210=51" fo:font-size="13pt" style:font-size-asian="13pt" style:font-size-complex="13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Magyar Linux Libertine G:210=50" fo:font-size="13pt" style:font-size-asian="13pt" style:font-size-complex="13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Magyar Linux Libertine G:210=34" fo:font-size="13pt" style:font-size-asian="13pt" style:font-size-complex="13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Magyar Linux Libertine G:210=46" fo:font-size="13pt" style:font-size-asian="13pt" style:font-size-complex="13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Magyar Linux Libertine G:210=90" fo:font-size="13pt" style:font-size-asian="13pt" style:font-size-complex="13pt"/>
    </style:style>
    <style:style style:name="P27" style:family="paragraph" style:parent-style-name="Standard">
      <style:paragraph-properties fo:text-align="center" style:justify-single-word="false" style:writing-mode="lr-tb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font-name="Magyar Linux Libertine G:214=1" fo:font-size="13pt" fo:font-weight="bold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style:font-name="Magyar Linux Libertine G1"/>
    </style:style>
    <style:style style:name="P30" style:family="paragraph" style:parent-style-name="Table_20_Contents">
      <style:paragraph-properties fo:text-align="start" style:justify-single-word="false"/>
      <style:text-properties style:font-name="Magyar Linux Libertine G1" fo:font-size="13pt" fo:font-weight="bold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Magyar Linux Libertine G1" fo:font-size="13pt" fo:font-weight="bold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Magyar Linux Libertine G1" fo:font-size="13pt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Magyar Linux Libertine G1" fo:font-size="13pt" style:font-size-asian="13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style:font-name="Magyar Linux Libertine G:212=1" fo:font-size="13pt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style:font-name="Magyar Linux Libertine G:210=1" fo:font-size="13pt" style:font-size-asian="13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Magyar Linux Libertine G:212=1&amp;213=1" fo:font-size="13pt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Magyar Linux Libertine G:210=1&amp;213=1" fo:font-size="13pt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Magyar Linux Libertine G:200=1" fo:font-size="13pt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Magyar Linux Libertine G:201=1" fo:font-size="13pt" style:font-size-asian="13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Magyar Linux Libertine G:201=2" fo:font-size="13pt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Magyar Linux Libertine G:205=0" fo:font-size="13pt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Magyar Linux Libertine G:202=1&amp;205=0" fo:font-size="13pt" style:font-size-asian="13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Magyar Linux Libertine G:205=0&amp;203=1" fo:font-size="13pt" style:font-size-asian="13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Magyar Linux Libertine G:202=1&amp;203=1&amp;205=0" fo:font-size="13pt" style:font-size-asian="13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Magyar Linux Libertine G:207=1" fo:font-size="13pt" style:font-size-asian="13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Magyar Linux Libertine G:208=1" fo:font-size="13pt" style:font-size-asian="13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Magyar Linux Libertine G:214=1" fo:font-size="13pt" style:font-size-asian="13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Magyar Linux Libertine G:215=1&amp;200=1" fo:font-size="13pt" style:font-size-asian="13pt" style:font-size-complex="13pt"/>
    </style:style>
    <style:style style:name="P50" style:family="paragraph" style:parent-style-name="Standard">
      <style:text-properties fo:font-size="13pt" style:font-size-asian="13pt" style:font-size-complex="13pt"/>
    </style:style>
    <style:style style:name="P51" style:family="paragraph" style:parent-style-name="Standard" style:master-page-name="">
      <style:paragraph-properties style:page-number="auto"/>
      <style:text-properties fo:font-size="13pt" style:font-size-asian="13pt" style:font-size-complex="13pt"/>
    </style:style>
    <style:style style:name="P52" style:family="paragraph" style:parent-style-name="Standard" style:master-page-name="">
      <style:paragraph-properties fo:text-align="start" style:justify-single-word="false" style:page-number="auto" fo:break-before="auto" fo:break-after="auto" style:writing-mode="lr-tb"/>
      <style:text-properties style:font-name="Magyar Linux Libertine G:210=36&amp;211=0" fo:font-size="13pt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Magyar Linux Libertine G:215=1&amp;200=1" fo:font-size="13pt" style:font-size-asian="13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Magyar Linux Libertine G1" fo:font-size="13pt" style:font-size-asian="13pt" style:font-size-complex="13pt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Standard">
      <style:paragraph-properties fo:text-align="center" style:justify-single-word="false" style:writing-mode="lr-tb"/>
      <style:text-properties style:font-name="Magyar Linux Libertine G:210=36&amp;211=0" fo:font-size="13pt" style:font-size-asian="13pt" style:font-size-complex="13pt"/>
    </style:style>
    <style:style style:name="P57" style:family="paragraph" style:parent-style-name="Standard">
      <style:paragraph-properties fo:text-align="start" style:justify-single-word="false" style:writing-mode="lr-tb"/>
      <style:text-properties style:font-name="Magyar Linux Libertine G1" fo:font-size="13pt" fo:font-weight="bold" style:font-size-asian="13pt" style:font-weight-asian="bold" style:font-size-complex="13pt" style:font-weight-complex="bold"/>
    </style:style>
    <style:style style:name="P5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Magyar Linux Libertine G" style:font-name-asian="Magyar Linux Libertine G" style:font-name-complex="Magyar Linux Libertine G"/>
    </style:style>
    <style:style style:name="T2" style:family="text">
      <style:text-properties style:font-name="Magyar Linux Libertine G:204=0"/>
    </style:style>
    <style:style style:name="T3" style:family="text">
      <style:text-properties style:font-name="Magyar Linux Libertine G:204=2"/>
    </style:style>
    <style:style style:name="T4" style:family="text">
      <style:text-properties style:font-name="Magyar Linux Libertine G:205=0"/>
    </style:style>
    <style:style style:name="T5" style:family="text">
      <style:text-properties style:font-name="Magyar Linux Libertine G:205=2"/>
    </style:style>
    <style:style style:name="T6" style:family="text">
      <style:text-properties style:font-name="Magyar Linux Libertine G:206=0"/>
    </style:style>
    <style:style style:name="T7" style:family="text">
      <style:text-properties style:font-name="Magyar Linux Libertine G:209=2"/>
    </style:style>
    <style:style style:name="T8" style:family="text">
      <style:text-properties style:font-name="Magyar Linux Libertine G:209=1"/>
    </style:style>
    <style:style style:name="T9" style:family="text">
      <style:text-properties style:font-name="Magyar Linux Libertine G:209=3"/>
    </style:style>
    <style:style style:name="T10" style:family="text">
      <style:text-properties style:font-name="Magyar Linux Libertine G:210=1"/>
    </style:style>
    <style:style style:name="T11" style:family="text">
      <style:text-properties style:font-name="Magyar Linux Libertine G1"/>
    </style:style>
    <style:style style:name="T12" style:family="text">
      <style:text-properties style:font-name="Magyar Linux Libertine G1" fo:font-size="13pt" style:font-size-asian="13pt" style:font-size-complex="13pt"/>
    </style:style>
    <style:style style:name="T13" style:family="text">
      <style:text-properties style:font-name="Magyar Linux Libertine G:211=1"/>
    </style:style>
    <style:style style:name="T14" style:family="text">
      <style:text-properties style:font-name="Magyar Linux Libertine G:211=36"/>
    </style:style>
    <style:style style:name="T15" style:family="text">
      <style:text-properties style:font-name="Magyar Linux Libertine G:211=49"/>
    </style:style>
    <style:style style:name="T16" style:family="text">
      <style:text-properties style:font-name="Magyar Linux Libertine G:209=1&amp;200=1"/>
    </style:style>
    <style:style style:name="T17" style:family="text">
      <style:text-properties style:font-name="Magyar Linux Biolinum"/>
    </style:style>
    <style:style style:name="T18" style:family="text">
      <style:text-properties style:font-name="Magyar Linux Biolinum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Magyar Linux Libertine G:209=4"/>
    </style:style>
    <style:style style:name="T20" style:family="text">
      <style:text-properties style:font-name="Magyar Linux Libertine G:200=1"/>
    </style:style>
    <style:style style:name="T21" style:family="text">
      <style:text-properties style:font-name="Magyar Linux Libertine G:215=0&amp;209=2"/>
    </style:style>
    <style:style style:name="T22" style:family="text">
      <style:text-properties style:font-name="Magyar Linux Libertine G:215=1&amp;209=2"/>
    </style:style>
    <style:style style:name="T23" style:family="text">
      <style:text-properties style:font-name="Magyar Linux Libertine G:209=1"/>
    </style:style>
    <style:style style:name="T24" style:family="text">
      <style:text-properties style:font-name="Magyar Linux Libertine G:209=2"/>
    </style:style>
    <style:style style:name="T25" style:family="text">
      <style:text-properties style:font-name="Magyar Linux Libertine G:200=1&amp;215=1"/>
    </style:style>
    <style:style style:name="T26" style:family="text">
      <style:text-properties style:font-name="Magyar Linux Libertine G1"/>
    </style:style>
    <style:style style:name="T27" style:family="text">
      <style:text-properties style:font-name="Magyar Linux Libertine G:214=1"/>
    </style:style>
    <style:style style:name="T28" style:family="text">
      <style:text-properties style:font-name="Magyar Linux Libertine G:202=1&amp;205=0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</style:section-properties>
    </style:style>
  </office:automatic-styles>
  <office:body>
    <office:text text:use-soft-page-breaks="true">
      <text:variable-decls>
        <text:variable-decl office:value-type="float" text:name="osszeg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8">Font features of Magyar Linux Libertine G</text:span><text:span text:style-name="T18"><text:note text:id="ftn1" text:note-class="footnote"><text:note-citation>1</text:note-citation><text:note-body><text:p text:style-name="Footnote">Home page: <text:a xlink:type="simple" xlink:href="http://www.numbertext.org/linux">http://www.numbertext.org/linux</text:a></text:p></text:note-body></text:note></text:span></text:p>
      <text:p text:style-name="P29"/>
      <text:p text:style-name="P51">Use extended font names in OpenOffice.org to change font features, eg.</text:p>
      <text:p text:style-name="P50"><text:span text:style-name="T17">Magyar Linux Libertine G:200=1</text:span> (small caps)</text:p>
      <text:p text:style-name="P50"><text:span text:style-name="T17">Magyar Linux Libertine G:200=1&amp;214=1</text:span> <text:s/>(proportional numbers and TeX-mode) </text:p>
      <text:p text:style-name="P28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>
          <table:table-cell table:style-name="Táblázat1.A1" office:value-type="string">
            <text:p text:style-name="P30">Feature</text:p>
          </table:table-cell>
          <table:table-cell table:style-name="Táblázat1.A1" office:value-type="string">
            <text:p text:style-name="P31">id</text:p>
          </table:table-cell>
          <table:table-cell table:style-name="Táblázat1.A1" office:value-type="string">
            <text:p text:style-name="P31">Example</text:p>
          </table:table-cell>
          <table:table-cell table:style-name="Táblázat1.D1" office:value-type="string">
            <text:p text:style-name="P31">Modified example</text:p>
          </table:table-cell>
        </table:table-row>
        <table:table-row>
          <table:table-cell table:style-name="Táblázat1.A2" office:value-type="string">
            <text:p text:style-name="P32">small caps</text:p>
          </table:table-cell>
          <table:table-cell table:style-name="Táblázat1.A2" office:value-type="string">
            <text:p text:style-name="P33">200</text:p>
          </table:table-cell>
          <table:table-cell table:style-name="Táblázat1.A2" office:value-type="string">
            <text:p text:style-name="P32">Linux Libertine</text:p>
          </table:table-cell>
          <table:table-cell table:style-name="Táblázat1.D2" office:value-type="string">
            <text:p text:style-name="P38">Linux Libertine<text:span text:style-name="T11">(200=1)</text:span></text:p>
          </table:table-cell>
        </table:table-row>
        <table:table-row>
          <table:table-cell table:style-name="Táblázat1.A2" office:value-type="string">
            <text:p text:style-name="P32">superiors and inferiors</text:p>
          </table:table-cell>
          <table:table-cell table:style-name="Táblázat1.A2" office:value-type="string">
            <text:p text:style-name="P33">201</text:p>
          </table:table-cell>
          <table:table-cell table:style-name="Táblázat1.A2" office:value-type="string">
            <text:p text:style-name="P32">Linux Libertine</text:p>
          </table:table-cell>
          <table:table-cell table:style-name="Táblázat1.D2" office:value-type="string">
            <text:p text:style-name="P39">Linux Libertine <text:span text:style-name="T11">(201=1)</text:span></text:p>
            <text:p text:style-name="P40">Linux Libertine<text:span text:style-name="T11"> (201=2)</text:span></text:p>
          </table:table-cell>
        </table:table-row>
        <table:table-row>
          <table:table-cell table:style-name="Táblázat1.A2" office:value-type="string">
            <text:p text:style-name="P32">old style numbers</text:p>
          </table:table-cell>
          <table:table-cell table:style-name="Táblázat1.A2" office:value-type="string">
            <text:p text:style-name="P33">202</text:p>
          </table:table-cell>
          <table:table-cell table:style-name="Táblázat1.A2" office:value-type="string">
            <text:p text:style-name="P41">1234567890 111</text:p>
          </table:table-cell>
          <table:table-cell table:style-name="Táblázat1.D2" office:value-type="string">
            <text:p text:style-name="P42">1234567890 111 <text:span text:style-name="T11">(202=1)</text:span></text:p>
          </table:table-cell>
        </table:table-row>
        <table:table-row>
          <table:table-cell table:style-name="Táblázat1.A2" office:value-type="string">
            <text:p text:style-name="P32">proportional and monospaced numbers</text:p>
          </table:table-cell>
          <table:table-cell table:style-name="Táblázat1.A2" office:value-type="string">
            <text:p text:style-name="P33">203</text:p>
          </table:table-cell>
          <table:table-cell table:style-name="Táblázat1.A2" office:value-type="string">
            <text:p text:style-name="P41">1234567890 111</text:p>
            <text:p text:style-name="P42"/>
          </table:table-cell>
          <table:table-cell table:style-name="Táblázat1.D2" office:value-type="string">
            <text:p text:style-name="P43">1234567890 111<text:span text:style-name="T28"> </text:span><text:span text:style-name="T11">(203=1)</text:span></text:p>
            <text:p text:style-name="P44">1234567890 111 <text:span text:style-name="T11">(202=1, 203=1)</text:span></text:p>
          </table:table-cell>
        </table:table-row>
        <table:table-row>
          <table:table-cell table:style-name="Táblázat1.A2" office:value-type="string">
            <text:p text:style-name="P32">ligatures</text:p>
            <text:p text:style-name="P55"><text:span text:style-name="T12">(default for </text:span><text:span text:style-name="Emphasis"><text:span text:style-name="T12">ﬀ, fi, fj, ﬂ, ffi, ffj, ffl and </text:span></text:span><text:span text:style-name="Emphasis"><text:span text:style-name="T11">Qu</text:span></text:span><text:span text:style-name="T12">)</text:span></text:p>
          </table:table-cell>
          <table:table-cell table:style-name="Táblázat1.A2" office:value-type="string">
            <text:p text:style-name="P33">204</text:p>
          </table:table-cell>
          <table:table-cell table:style-name="Táblázat1.A2" office:value-type="string">
            <text:p text:style-name="P32">fist, Queen</text:p>
          </table:table-cell>
          <table:table-cell table:style-name="Táblázat1.D2" office:value-type="string">
            <text:p text:style-name="P32"><text:span text:style-name="T2">fist, Queen</text:span> (204=0)</text:p>
            <text:p text:style-name="P32">fist, Queen (204=1)</text:p>
            <text:p text:style-name="P32"><text:span text:style-name="T3">fist, Queen</text:span> (204=2)</text:p>
          </table:table-cell>
        </table:table-row>
        <table:table-row>
          <table:table-cell table:style-name="Táblázat1.A2" office:value-type="string">
            <text:p text:style-name="P32">thousand separator (default for <text:span text:style-name="T27">\geq</text:span>10000)</text:p>
          </table:table-cell>
          <table:table-cell table:style-name="Táblázat1.A2" office:value-type="string">
            <text:p text:style-name="P33">205</text:p>
          </table:table-cell>
          <table:table-cell table:style-name="Táblázat1.A2" office:value-type="string">
            <text:p text:style-name="P32">12345 (205=1)</text:p>
            <text:p text:style-name="P32">1234</text:p>
          </table:table-cell>
          <table:table-cell table:style-name="Táblázat1.D2" office:value-type="string">
            <text:p text:style-name="P32"><text:span text:style-name="T4">12345</text:span> (205=0)</text:p>
            <text:p text:style-name="P32"><text:span text:style-name="T5">1234</text:span> (205=2)</text:p>
          </table:table-cell>
        </table:table-row>
        <table:table-row>
          <table:table-cell table:style-name="Táblázat1.A2" office:value-type="string">
            <text:p text:style-name="P32">minus sign (default)</text:p>
          </table:table-cell>
          <table:table-cell table:style-name="Táblázat1.A2" office:value-type="string">
            <text:p text:style-name="P33">206</text:p>
          </table:table-cell>
          <table:table-cell table:style-name="Táblázat1.A2" office:value-type="string">
            <text:p text:style-name="P32">-1</text:p>
          </table:table-cell>
          <table:table-cell table:style-name="Táblázat1.D2" office:value-type="string">
            <text:p text:style-name="P32"><text:span text:style-name="T6">-1</text:span> (206=0)</text:p>
          </table:table-cell>
        </table:table-row>
        <table:table-row>
          <table:table-cell table:style-name="Táblázat1.A2" office:value-type="string">
            <text:p text:style-name="P32">fraction</text:p>
          </table:table-cell>
          <table:table-cell table:style-name="Táblázat1.A2" office:value-type="string">
            <text:p text:style-name="P33">207</text:p>
          </table:table-cell>
          <table:table-cell table:style-name="Táblázat1.A2" office:value-type="string">
            <text:p text:style-name="P32">1234/5678</text:p>
          </table:table-cell>
          <table:table-cell table:style-name="Táblázat1.D2" office:value-type="string">
            <text:p text:style-name="P45">1234/5678 (207=1)</text:p>
          </table:table-cell>
        </table:table-row>
        <table:table-row>
          <table:table-cell table:style-name="Táblázat1.A2" office:value-type="string">
            <text:p text:style-name="P32">umlaut</text:p>
          </table:table-cell>
          <table:table-cell table:style-name="Táblázat1.A2" office:value-type="string">
            <text:p text:style-name="P33">208</text:p>
          </table:table-cell>
          <table:table-cell table:style-name="Táblázat1.A2" office:value-type="string">
            <text:p text:style-name="P32">ÄÖÜ</text:p>
          </table:table-cell>
          <table:table-cell table:style-name="Táblázat1.D2" office:value-type="string">
            <text:p text:style-name="P46">ÄÖÜ (208=1)</text:p>
          </table:table-cell>
        </table:table-row>
        <table:table-row>
          <table:table-cell table:style-name="Táblázat1.A2" office:value-type="string">
            <text:p text:style-name="P32">capitalization<text:note text:id="ftn2" text:note-class="footnote"><text:note-citation>2</text:note-citation><text:note-body><text:p text:style-name="Footnote">Note: capitalization hasn<text:span text:style-name="T1">’</text:span>t worked correctly with hyphenation yet (hyphenated word parts will be capitalized in the beginning of the lines, too). </text:p></text:note-body></text:note></text:p>
          </table:table-cell>
          <table:table-cell table:style-name="Táblázat1.A2" office:value-type="string">
            <text:p text:style-name="P33">209</text:p>
          </table:table-cell>
          <table:table-cell table:style-name="Táblázat1.A2" office:value-type="string">
            <text:p text:style-name="P32">fifty-five thousand</text:p>
            <text:p text:style-name="P32"/>
            <text:p text:style-name="P32"/>
            <text:p text:style-name="P32"/>
            <text:p text:style-name="P38">fifty-five (200=1)</text:p>
          </table:table-cell>
          <table:table-cell table:style-name="Táblázat1.D2" office:value-type="string">
            <text:p text:style-name="P32"><text:span text:style-name="T8">fifty-five thousand</text:span> (209=1)</text:p>
            <text:p text:style-name="P32"><text:span text:style-name="T7">fifty-five thousand</text:span> (209=2)</text:p>
            <text:p text:style-name="P32"><text:span text:style-name="T9">fifty-five thousand</text:span> (209=3)</text:p>
            <text:p text:style-name="P32"><text:span text:style-name="T19">fifty-five thousand</text:span> (209=4)</text:p>
            <text:p text:style-name="P32"><text:span text:style-name="T16">fifty-five</text:span> (209=1, 200=1)</text:p>
          </table:table-cell>
        </table:table-row>
        <table:table-row>
          <table:table-cell table:style-name="Táblázat1.A2" office:value-type="string">
            <text:p text:style-name="P32">cardinal numbers</text:p>
          </table:table-cell>
          <table:table-cell table:style-name="Táblázat1.A2" office:value-type="string">
            <text:p text:style-name="P33">210</text:p>
          </table:table-cell>
          <table:table-cell table:style-name="Táblázat1.A2" office:value-type="string">
            <text:p text:style-name="P32">15</text:p>
          </table:table-cell>
          <table:table-cell table:style-name="Táblázat1.D2" office:value-type="string">
            <text:p text:style-name="P48"><text:span text:style-name="T10">15 </text:span><text:span text:style-name="T11">(210=1)</text:span><text:span text:style-name="T11"><text:note text:id="ftn3" text:note-class="footnote"><text:note-citation>3</text:note-citation><text:note-body><text:p text:style-name="Footnote">See next page for the supported languages</text:p></text:note-body></text:note></text:span></text:p>
          </table:table-cell>
        </table:table-row>
        <table:table-row>
          <table:table-cell table:style-name="Táblázat1.A2" office:value-type="string">
            <text:p text:style-name="P32">ordinal numbers</text:p>
          </table:table-cell>
          <table:table-cell table:style-name="Táblázat1.A2" office:value-type="string">
            <text:p text:style-name="P33">211</text:p>
          </table:table-cell>
          <table:table-cell table:style-name="Táblázat1.A2" office:value-type="string">
            <text:p text:style-name="P32">15</text:p>
          </table:table-cell>
          <table:table-cell table:style-name="Táblázat1.D2" office:value-type="string">
            <text:p text:style-name="P48"><text:span text:style-name="T13">15</text:span><text:span text:style-name="T10"> </text:span><text:span text:style-name="T11">(211=1)</text:span></text:p>
            <text:p text:style-name="P48"><text:span text:style-name="T14">15</text:span><text:span text:style-name="T10"> </text:span><text:span text:style-name="T11">(211=36)</text:span></text:p>
            <text:p text:style-name="P48"><text:span text:style-name="T15">15</text:span><text:span text:style-name="T10"> </text:span><text:span text:style-name="T11">(211=49)</text:span></text:p>
          </table:table-cell>
        </table:table-row>
        <table:table-row>
          <table:table-cell table:style-name="Táblázat1.A2" office:value-type="string">
            <text:p text:style-name="P32">ordinal abbreviations</text:p>
          </table:table-cell>
          <table:table-cell table:style-name="Táblázat1.A2" office:value-type="string">
            <text:p text:style-name="P33">212</text:p>
          </table:table-cell>
          <table:table-cell table:style-name="Táblázat1.A2" office:value-type="string">
            <text:p text:style-name="P32">1, 2, 3, 11, 21</text:p>
          </table:table-cell>
          <table:table-cell table:style-name="Táblázat1.D2" office:value-type="string">
            <text:p text:style-name="P34">1, 2, 3, 11, 21 <text:span text:style-name="T11">(212=1)</text:span></text:p>
          </table:table-cell>
        </table:table-row>
        <table:table-row>
          <table:table-cell table:style-name="Táblázat1.A2" office:value-type="string">
            <text:p text:style-name="P32">language variation</text:p>
          </table:table-cell>
          <table:table-cell table:style-name="Táblázat1.A2" office:value-type="string">
            <text:p text:style-name="P33">213</text:p>
          </table:table-cell>
          <table:table-cell table:style-name="Táblázat1.A2" office:value-type="string">
            <text:p text:style-name="P34">1, 2, 3, 4, 11</text:p>
            <text:p text:style-name="P35">2010</text:p>
          </table:table-cell>
          <table:table-cell table:style-name="Táblázat1.D2" office:value-type="string">
            <text:p text:style-name="P36">1, 2, 3, 4, 11 <text:span text:style-name="T11">(213=1)</text:span></text:p>
            <text:p text:style-name="P37">2010<text:span text:style-name="T11"> (210=1, 213=1)</text:span></text:p>
          </table:table-cell>
        </table:table-row>
        <table:table-row>
          <table:table-cell table:style-name="Táblázat1.A2" office:value-type="string">
            <text:p text:style-name="P32">TeX-mode</text:p>
          </table:table-cell>
          <table:table-cell table:style-name="Táblázat1.A2" office:value-type="string">
            <text:p text:style-name="P33">214</text:p>
          </table:table-cell>
          <table:table-cell table:style-name="Táblázat1.A2" office:value-type="string">
            <text:p text:style-name="P32">a^2, a_n, SO_4^2^-</text:p>
            <text:p text:style-name="P32">\sum_k^n_=_1\alpha_i</text:p>
          </table:table-cell>
          <table:table-cell table:style-name="Táblázat1.D2" office:value-type="string">
            <text:p text:style-name="P47">a^2, a_n, SO_4^2^- (214=1)</text:p>
            <text:p text:style-name="P47">\sum_k^n_=_1\alpha_i (214=1)</text:p>
          </table:table-cell>
        </table:table-row>
        <table:table-row>
          <table:table-cell table:style-name="Táblázat1.A2" office:value-type="string">
            <text:p text:style-name="P32">Capital eszett</text:p>
          </table:table-cell>
          <table:table-cell table:style-name="Táblázat1.A2" office:value-type="string">
            <text:p text:style-name="P33">215</text:p>
          </table:table-cell>
          <table:table-cell table:style-name="Táblázat1.A2" office:value-type="string">
            <text:p text:style-name="P32">große</text:p>
          </table:table-cell>
          <table:table-cell table:style-name="Táblázat1.D2" office:value-type="string">
            <text:p text:style-name="P38"><text:span text:style-name="T7">große</text:span> (209=2, 215=0)</text:p>
            <text:p text:style-name="P49"><text:span text:style-name="T22">große</text:span> <text:span text:style-name="T20">(209=2, 215=1)</text:span></text:p>
            <text:p text:style-name="P49"><text:span text:style-name="T25">große</text:span><text:span text:style-name="T20"> (200=1, 215=1)</text:span></text:p>
          </table:table-cell>
        </table:table-row>
      </table:table>
      <text:section text:style-name="Sect1" text:name="Szakasz1">
        <text:p text:style-name="P56"><text:soft-page-break/><text:span text:style-name="T11">Supported languages of feature 210 (based on the data of </text:span><text:a xlink:type="simple" xlink:href="http://www.numbertext.org/"><text:span text:style-name="T11">http://www.numbertext.org</text:span></text:a><text:span text:style-name="T11">)</text:span><text:span text:style-name="T11"><text:note text:id="ftn0" text:note-class="footnote"><text:note-citation>4</text:note-citation><text:note-body><text:p text:style-name="Footnote">Multilingual solution for <text:a xlink:type="simple" xlink:href="http://www.openoffice.org/issues/show_bug.cgi?id=92730">OpenOﬃce.org Issue 92730</text:a>.</text:p></text:note-body></text:note></text:span></text:p>
        <text:p text:style-name="P1"/>
        <table:table table:name="Táblázat2" table:style-name="Táblázat2">
          <table:table-column table:style-name="Táblázat2.A" table:number-columns-repeated="3"/>
          <table:table-column table:style-name="Táblázat2.D"/>
          <table:table-row>
            <table:table-cell table:style-name="Táblázat2.A1" office:value-type="string">
              <text:p text:style-name="P57">Language</text:p>
            </table:table-cell>
            <table:table-cell table:style-name="Táblázat2.A1" office:value-type="string">
              <text:p text:style-name="P57">Code</text:p>
            </table:table-cell>
            <table:table-cell table:style-name="Táblázat2.A1" office:value-type="string">
              <text:p text:style-name="P57">Id</text:p>
            </table:table-cell>
            <table:table-cell table:style-name="Táblázat2.D1" office:value-type="string">
              <text:p text:style-name="P58">Example (spelling out of the Id)</text:p>
            </table:table-cell>
          </table:table-row>
          <table:table-row>
            <table:table-cell table:style-name="Táblázat2.A2" office:value-type="string">
              <text:p text:style-name="P1">Afrikaans</text:p>
            </table:table-cell>
            <table:table-cell table:style-name="Táblázat2.A2" office:value-type="string">
              <text:p text:style-name="P1">af</text:p>
            </table:table-cell>
            <table:table-cell table:style-name="Táblázat2.A2" office:value-type="string">
              <text:p text:style-name="P1">27</text:p>
            </table:table-cell>
            <table:table-cell table:style-name="Táblázat2.D2" office:value-type="string">
              <text:p text:style-name="P3">27</text:p>
            </table:table-cell>
          </table:table-row>
          <table:table-row>
            <table:table-cell table:style-name="Táblázat2.A2" office:value-type="string">
              <text:p text:style-name="P1">Catalan</text:p>
            </table:table-cell>
            <table:table-cell table:style-name="Táblázat2.A2" office:value-type="string">
              <text:p text:style-name="P1">ca</text:p>
            </table:table-cell>
            <table:table-cell table:style-name="Táblázat2.A2" office:value-type="string">
              <text:p text:style-name="P1">37</text:p>
            </table:table-cell>
            <table:table-cell table:style-name="Táblázat2.D2" office:value-type="string">
              <text:p text:style-name="P4">37</text:p>
            </table:table-cell>
          </table:table-row>
          <table:table-row>
            <table:table-cell table:style-name="Táblázat2.A2" office:value-type="string">
              <text:p text:style-name="P1">Czech</text:p>
            </table:table-cell>
            <table:table-cell table:style-name="Táblázat2.A2" office:value-type="string">
              <text:p text:style-name="P1">cs</text:p>
            </table:table-cell>
            <table:table-cell table:style-name="Táblázat2.A2" office:value-type="string">
              <text:p text:style-name="P1">42</text:p>
            </table:table-cell>
            <table:table-cell table:style-name="Táblázat2.D2" office:value-type="string">
              <text:p text:style-name="P5">42</text:p>
            </table:table-cell>
          </table:table-row>
          <table:table-row>
            <table:table-cell table:style-name="Táblázat2.A2" office:value-type="string">
              <text:p text:style-name="P1">Danish</text:p>
            </table:table-cell>
            <table:table-cell table:style-name="Táblázat2.A2" office:value-type="string">
              <text:p text:style-name="P1">da</text:p>
            </table:table-cell>
            <table:table-cell table:style-name="Táblázat2.A2" office:value-type="string">
              <text:p text:style-name="P1">45</text:p>
            </table:table-cell>
            <table:table-cell table:style-name="Táblázat2.D2" office:value-type="string">
              <text:p text:style-name="P6">45</text:p>
            </table:table-cell>
          </table:table-row>
          <table:table-row>
            <table:table-cell table:style-name="Táblázat2.A2" office:value-type="string">
              <text:p text:style-name="P1">Dutch</text:p>
            </table:table-cell>
            <table:table-cell table:style-name="Táblázat2.A2" office:value-type="string">
              <text:p text:style-name="P1">nl</text:p>
            </table:table-cell>
            <table:table-cell table:style-name="Táblázat2.A2" office:value-type="string">
              <text:p text:style-name="P1">31</text:p>
            </table:table-cell>
            <table:table-cell table:style-name="Táblázat2.D2" office:value-type="string">
              <text:p text:style-name="P7">31</text:p>
            </table:table-cell>
          </table:table-row>
          <table:table-row>
            <table:table-cell table:style-name="Táblázat2.A2" office:value-type="string">
              <text:p text:style-name="P1">English</text:p>
            </table:table-cell>
            <table:table-cell table:style-name="Táblázat2.A2" office:value-type="string">
              <text:p text:style-name="P1">en</text:p>
            </table:table-cell>
            <table:table-cell table:style-name="Táblázat2.A2" office:value-type="string">
              <text:p text:style-name="P1">1</text:p>
            </table:table-cell>
            <table:table-cell table:style-name="Táblázat2.D2" office:value-type="string">
              <text:p text:style-name="P8">1</text:p>
            </table:table-cell>
          </table:table-row>
          <table:table-row>
            <table:table-cell table:style-name="Táblázat2.A2" office:value-type="string">
              <text:p text:style-name="P1">Esperanto</text:p>
            </table:table-cell>
            <table:table-cell table:style-name="Táblázat2.A2" office:value-type="string">
              <text:p text:style-name="P1">eo</text:p>
            </table:table-cell>
            <table:table-cell table:style-name="Táblázat2.A2" office:value-type="string">
              <text:p text:style-name="P1">200</text:p>
            </table:table-cell>
            <table:table-cell table:style-name="Táblázat2.D2" office:value-type="string">
              <text:p text:style-name="P9">200</text:p>
            </table:table-cell>
          </table:table-row>
          <table:table-row>
            <table:table-cell table:style-name="Táblázat2.A2" office:value-type="string">
              <text:p text:style-name="P1">German</text:p>
            </table:table-cell>
            <table:table-cell table:style-name="Táblázat2.A2" office:value-type="string">
              <text:p text:style-name="P1">de</text:p>
            </table:table-cell>
            <table:table-cell table:style-name="Táblázat2.A2" office:value-type="string">
              <text:p text:style-name="P1">49</text:p>
            </table:table-cell>
            <table:table-cell table:style-name="Táblázat2.D2" office:value-type="string">
              <text:p text:style-name="P10">49</text:p>
            </table:table-cell>
          </table:table-row>
          <table:table-row>
            <table:table-cell table:style-name="Táblázat2.A2" office:value-type="string">
              <text:p text:style-name="P1">Greek</text:p>
            </table:table-cell>
            <table:table-cell table:style-name="Táblázat2.A2" office:value-type="string">
              <text:p text:style-name="P1">el</text:p>
            </table:table-cell>
            <table:table-cell table:style-name="Táblázat2.A2" office:value-type="string">
              <text:p text:style-name="P1">30</text:p>
            </table:table-cell>
            <table:table-cell table:style-name="Táblázat2.D2" office:value-type="string">
              <text:p text:style-name="P11">30</text:p>
            </table:table-cell>
          </table:table-row>
          <table:table-row>
            <table:table-cell table:style-name="Táblázat2.A2" office:value-type="string">
              <text:p text:style-name="P1">Finnish</text:p>
            </table:table-cell>
            <table:table-cell table:style-name="Táblázat2.A2" office:value-type="string">
              <text:p text:style-name="P1">fi</text:p>
            </table:table-cell>
            <table:table-cell table:style-name="Táblázat2.A2" office:value-type="string">
              <text:p text:style-name="P1">35</text:p>
            </table:table-cell>
            <table:table-cell table:style-name="Táblázat2.D2" office:value-type="string">
              <text:p text:style-name="P13">65</text:p>
            </table:table-cell>
          </table:table-row>
          <table:table-row>
            <table:table-cell table:style-name="Táblázat2.A2" office:value-type="string">
              <text:p text:style-name="P1">French</text:p>
            </table:table-cell>
            <table:table-cell table:style-name="Táblázat2.A2" office:value-type="string">
              <text:p text:style-name="P1">fr</text:p>
            </table:table-cell>
            <table:table-cell table:style-name="Táblázat2.A2" office:value-type="string">
              <text:p text:style-name="P1">33</text:p>
            </table:table-cell>
            <table:table-cell table:style-name="Táblázat2.D2" office:value-type="string">
              <text:p text:style-name="P12">33</text:p>
            </table:table-cell>
          </table:table-row>
          <table:table-row>
            <table:table-cell table:style-name="Táblázat2.A2" office:value-type="string">
              <text:p text:style-name="P1">Hungarian</text:p>
            </table:table-cell>
            <table:table-cell table:style-name="Táblázat2.A2" office:value-type="string">
              <text:p text:style-name="P1">hu</text:p>
            </table:table-cell>
            <table:table-cell table:style-name="Táblázat2.A2" office:value-type="string">
              <text:p text:style-name="P1">36</text:p>
            </table:table-cell>
            <table:table-cell table:style-name="Táblázat2.D2" office:value-type="string">
              <text:p text:style-name="P14">36</text:p>
            </table:table-cell>
          </table:table-row>
          <table:table-row>
            <table:table-cell table:style-name="Táblázat2.A2" office:value-type="string">
              <text:p text:style-name="P1">Italian</text:p>
            </table:table-cell>
            <table:table-cell table:style-name="Táblázat2.A2" office:value-type="string">
              <text:p text:style-name="P1">it</text:p>
            </table:table-cell>
            <table:table-cell table:style-name="Táblázat2.A2" office:value-type="string">
              <text:p text:style-name="P1">39</text:p>
            </table:table-cell>
            <table:table-cell table:style-name="Táblázat2.D2" office:value-type="string">
              <text:p text:style-name="P15">39</text:p>
            </table:table-cell>
          </table:table-row>
          <table:table-row>
            <table:table-cell table:style-name="Táblázat2.A2" office:value-type="string">
              <text:p text:style-name="P1">Luxembourgian</text:p>
            </table:table-cell>
            <table:table-cell table:style-name="Táblázat2.A2" office:value-type="string">
              <text:p text:style-name="P1">lb</text:p>
            </table:table-cell>
            <table:table-cell table:style-name="Táblázat2.A2" office:value-type="string">
              <text:p text:style-name="P1">201</text:p>
            </table:table-cell>
            <table:table-cell table:style-name="Táblázat2.D2" office:value-type="string">
              <text:p text:style-name="P16">201</text:p>
            </table:table-cell>
          </table:table-row>
          <table:table-row>
            <table:table-cell table:style-name="Táblázat2.A2" office:value-type="string">
              <text:p text:style-name="P1">Polish</text:p>
            </table:table-cell>
            <table:table-cell table:style-name="Táblázat2.A2" office:value-type="string">
              <text:p text:style-name="P1">pl</text:p>
            </table:table-cell>
            <table:table-cell table:style-name="Táblázat2.A2" office:value-type="string">
              <text:p text:style-name="P1">48</text:p>
            </table:table-cell>
            <table:table-cell table:style-name="Táblázat2.D2" office:value-type="string">
              <text:p text:style-name="P17">48</text:p>
            </table:table-cell>
          </table:table-row>
          <table:table-row>
            <table:table-cell table:style-name="Táblázat2.A2" office:value-type="string">
              <text:p text:style-name="P1">Portuguese</text:p>
            </table:table-cell>
            <table:table-cell table:style-name="Táblázat2.A2" office:value-type="string">
              <text:p text:style-name="P1">pt</text:p>
            </table:table-cell>
            <table:table-cell table:style-name="Táblázat2.A2" office:value-type="string">
              <text:p text:style-name="P1">3</text:p>
            </table:table-cell>
            <table:table-cell table:style-name="Táblázat2.D2" office:value-type="string">
              <text:p text:style-name="P18">3</text:p>
            </table:table-cell>
          </table:table-row>
          <table:table-row>
            <table:table-cell table:style-name="Táblázat2.A2" office:value-type="string">
              <text:p text:style-name="P1">Romanian</text:p>
            </table:table-cell>
            <table:table-cell table:style-name="Táblázat2.A2" office:value-type="string">
              <text:p text:style-name="P1">ro</text:p>
            </table:table-cell>
            <table:table-cell table:style-name="Táblázat2.A2" office:value-type="string">
              <text:p text:style-name="P1">40</text:p>
            </table:table-cell>
            <table:table-cell table:style-name="Táblázat2.D2" office:value-type="string">
              <text:p text:style-name="P19">40</text:p>
            </table:table-cell>
          </table:table-row>
          <table:table-row>
            <table:table-cell table:style-name="Táblázat2.A2" office:value-type="string">
              <text:p text:style-name="P1">Russian</text:p>
            </table:table-cell>
            <table:table-cell table:style-name="Táblázat2.A2" office:value-type="string">
              <text:p text:style-name="P1">ru</text:p>
            </table:table-cell>
            <table:table-cell table:style-name="Táblázat2.A2" office:value-type="string">
              <text:p text:style-name="P1">7</text:p>
            </table:table-cell>
            <table:table-cell table:style-name="Táblázat2.D2" office:value-type="string">
              <text:p text:style-name="P20">7</text:p>
            </table:table-cell>
          </table:table-row>
          <table:table-row>
            <table:table-cell table:style-name="Táblázat2.A2" office:value-type="string">
              <text:p text:style-name="P1">Serbian</text:p>
            </table:table-cell>
            <table:table-cell table:style-name="Táblázat2.A2" office:value-type="string">
              <text:p text:style-name="P1">sh</text:p>
            </table:table-cell>
            <table:table-cell table:style-name="Táblázat2.A2" office:value-type="string">
              <text:p text:style-name="P1">52</text:p>
            </table:table-cell>
            <table:table-cell table:style-name="Táblázat2.D2" office:value-type="string">
              <text:p text:style-name="P21">52</text:p>
            </table:table-cell>
          </table:table-row>
          <table:table-row>
            <table:table-cell table:style-name="Táblázat2.A2" office:value-type="string">
              <text:p text:style-name="P1">Serbian (Cyrillic)</text:p>
            </table:table-cell>
            <table:table-cell table:style-name="Táblázat2.A2" office:value-type="string">
              <text:p text:style-name="P1">sr</text:p>
            </table:table-cell>
            <table:table-cell table:style-name="Táblázat2.A2" office:value-type="string">
              <text:p text:style-name="P1">51</text:p>
            </table:table-cell>
            <table:table-cell table:style-name="Táblázat2.D2" office:value-type="string">
              <text:p text:style-name="P22">51</text:p>
            </table:table-cell>
          </table:table-row>
          <table:table-row>
            <table:table-cell table:style-name="Táblázat2.A2" office:value-type="string">
              <text:p text:style-name="P1">Slovenian</text:p>
            </table:table-cell>
            <table:table-cell table:style-name="Táblázat2.A2" office:value-type="string">
              <text:p text:style-name="P1">sl</text:p>
            </table:table-cell>
            <table:table-cell table:style-name="Táblázat2.A2" office:value-type="string">
              <text:p text:style-name="P1">50</text:p>
            </table:table-cell>
            <table:table-cell table:style-name="Táblázat2.D2" office:value-type="string">
              <text:p text:style-name="P23">50</text:p>
            </table:table-cell>
          </table:table-row>
          <table:table-row>
            <table:table-cell table:style-name="Táblázat2.A2" office:value-type="string">
              <text:p text:style-name="P1">Spanish</text:p>
            </table:table-cell>
            <table:table-cell table:style-name="Táblázat2.A2" office:value-type="string">
              <text:p text:style-name="P1">es</text:p>
            </table:table-cell>
            <table:table-cell table:style-name="Táblázat2.A2" office:value-type="string">
              <text:p text:style-name="P1">34</text:p>
            </table:table-cell>
            <table:table-cell table:style-name="Táblázat2.D2" office:value-type="string">
              <text:p text:style-name="P24">34</text:p>
            </table:table-cell>
          </table:table-row>
          <table:table-row>
            <table:table-cell table:style-name="Táblázat2.A2" office:value-type="string">
              <text:p text:style-name="P1">Swedish</text:p>
            </table:table-cell>
            <table:table-cell table:style-name="Táblázat2.A2" office:value-type="string">
              <text:p text:style-name="P1">sv</text:p>
            </table:table-cell>
            <table:table-cell table:style-name="Táblázat2.A2" office:value-type="string">
              <text:p text:style-name="P1">46</text:p>
            </table:table-cell>
            <table:table-cell table:style-name="Táblázat2.D2" office:value-type="string">
              <text:p text:style-name="P25">46</text:p>
            </table:table-cell>
          </table:table-row>
          <table:table-row>
            <table:table-cell table:style-name="Táblázat2.A2" office:value-type="string">
              <text:p text:style-name="P1">Turkish</text:p>
            </table:table-cell>
            <table:table-cell table:style-name="Táblázat2.A2" office:value-type="string">
              <text:p text:style-name="P1">tr</text:p>
            </table:table-cell>
            <table:table-cell table:style-name="Táblázat2.A2" office:value-type="string">
              <text:p text:style-name="P1">90</text:p>
            </table:table-cell>
            <table:table-cell table:style-name="Táblázat2.D2" office:value-type="string">
              <text:p text:style-name="P26">90</text:p>
            </table:table-cell>
          </table:table-row>
        </table:table>
        <text:p text:style-name="P52"/>
        <text:p text:style-name="P2">Symbols of TeX-mode</text:p>
        <text:p text:style-name="P2"/>
        <text:section text:style-name="Sect2" text:name="Szakasz2">
          <text:p text:style-name="P1">\alpha α </text:p>
          <text:p text:style-name="P1">\beta β </text:p>
          <text:p text:style-name="P1">\gamma γ </text:p>
          <text:p text:style-name="P1">\delta δ </text:p>
          <text:p text:style-name="P1">\epsilon ϵ </text:p>
          <text:p text:style-name="P1">\varepsilon ε </text:p>
          <text:p text:style-name="P1">\zeta ζ </text:p>
          <text:p text:style-name="P1">\eta η </text:p>
          <text:p text:style-name="P1">\theta θ </text:p>
          <text:p text:style-name="P1">\vartheta ϑ </text:p>
          <text:p text:style-name="P1">\iota ι </text:p>
          <text:p text:style-name="P1">\kappa κ </text:p>
          <text:p text:style-name="P1">\lamda λ </text:p>
          <text:p text:style-name="P1">\mu μ </text:p>
          <text:p text:style-name="P1">\nu ν </text:p>
          <text:p text:style-name="P1">\xi ξ </text:p>
          <text:p text:style-name="P1">\pi π </text:p>
          <text:p text:style-name="P1">\varpi ϖ </text:p>
          <text:p text:style-name="P1">\rho ρ </text:p>
          <text:p text:style-name="P1">\varrho ϱ </text:p>
          <text:p text:style-name="P1">\varsigma ς </text:p>
          <text:p text:style-name="P1">\sigma σ </text:p>
          <text:p text:style-name="P1">\tau τ </text:p>
          <text:p text:style-name="P1">\upsilon υ </text:p>
          <text:p text:style-name="P1">\phi ϕ </text:p>
          <text:p text:style-name="P1">\varphi φ </text:p>
          <text:p text:style-name="P1">\chi χ </text:p>
          <text:p text:style-name="P1">\psi ψ </text:p>
          <text:p text:style-name="P1">\omega ω </text:p>
          <text:p text:style-name="P1"/>
          <text:p text:style-name="P1">\Gamma Γ </text:p>
          <text:p text:style-name="P1">\Delta Δ </text:p>
          <text:p text:style-name="P1"><text:soft-page-break/>\Theta Θ </text:p>
          <text:p text:style-name="P1">\Lamda Λ </text:p>
          <text:p text:style-name="P1">\Xi Ξ </text:p>
          <text:p text:style-name="P1">\Pi Π </text:p>
          <text:p text:style-name="P1">\Sigma Σ </text:p>
          <text:p text:style-name="P1">\Upsilon Υ </text:p>
          <text:p text:style-name="P1">\Phi Φ </text:p>
          <text:p text:style-name="P1">\Psi Ψ </text:p>
          <text:p text:style-name="P1">\Omega Ω</text:p>
          <text:p text:style-name="P1"/>
          <text:p text:style-name="P1">\pm ± </text:p>
          <text:p text:style-name="P1">\mp ∓ </text:p>
          <text:p text:style-name="P1">\times × </text:p>
          <text:p text:style-name="P1">\setminus ∖ </text:p>
          <text:p text:style-name="P1">\cap ∩ </text:p>
          <text:p text:style-name="P1">\cup ∪ </text:p>
          <text:p text:style-name="P1">\wedge ∧ </text:p>
          <text:p text:style-name="P1">\vee ∨ </text:p>
          <text:p text:style-name="P1">\leq ≤ </text:p>
          <text:p text:style-name="P1">\geq ≥ </text:p>
          <text:p text:style-name="P1">\le ≤ </text:p>
          <text:p text:style-name="P1">\ge ≥ </text:p>
          <text:p text:style-name="P1">\not\le ≰ </text:p>
          <text:p text:style-name="P1">\not\ge ≱ </text:p>
          <text:p text:style-name="P1">\ll ≪ </text:p>
          <text:p text:style-name="P1">\gg ≫ </text:p>
          <text:p text:style-name="P1">\neq ≠ </text:p>
          <text:p text:style-name="P1">\in ∈ </text:p>
          <text:p text:style-name="P1">\not\in ∉ </text:p>
          <text:p text:style-name="P1">\ni ∋ </text:p>
          <text:p text:style-name="P1">\not\ni ∌ </text:p>
          <text:p text:style-name="P1">\subset ⊂ </text:p>
          <text:p text:style-name="P1">\supset ⊃ </text:p>
          <text:p text:style-name="P1">\not\subset ⊄ </text:p>
          <text:p text:style-name="P1">\not\supset ⊅ </text:p>
          <text:p text:style-name="P1">\sim ∼ </text:p>
          <text:p text:style-name="P1">\nsim ≁ </text:p>
          <text:p text:style-name="P1">\approx ≈ </text:p>
          <text:p text:style-name="P1">\mid ∣ </text:p>
          <text:p text:style-name="P1">\nmid ∤ </text:p>
          <text:p text:style-name="P1">\| ∥ </text:p>
          <text:p text:style-name="P1">\not&lt; ≮ </text:p>
          <text:p text:style-name="P1">\not&gt; ≯ </text:p>
          <text:p text:style-name="P1">\parallel ∥ </text:p>
          <text:p text:style-name="P1">\not\| ∦ </text:p>
          <text:p text:style-name="P1">\nparallel ∦ </text:p>
          <text:p text:style-name="P1">\gets ← </text:p>
          <text:p text:style-name="P1">\leftarrow ← </text:p>
          <text:p text:style-name="P1">\uparrow ↑ </text:p>
          <text:p text:style-name="P1">\rightarrow → </text:p>
          <text:p text:style-name="P1">\to → </text:p>
          <text:p text:style-name="P1">\downarrow ↓ </text:p>
          <text:p text:style-name="P1">\leftrightarrow ↔ </text:p>
          <text:p text:style-name="P1">\Leftarrow ⇐ </text:p>
          <text:p text:style-name="P1">\Uparrow ⇑ </text:p>
          <text:p text:style-name="P1">\Rightarrow ⇒ </text:p>
          <text:p text:style-name="P1">\Downarrow ⇓ </text:p>
          <text:p text:style-name="P1">\Leftrightarrow ⇔ </text:p>
          <text:p text:style-name="P1"/>
          <text:p text:style-name="P1">\hbar ℏ </text:p>
          <text:p text:style-name="P1">\Re ℜ </text:p>
          <text:p text:style-name="P1">\ell ℓ </text:p>
          <text:p text:style-name="P1">\aleph ℵ </text:p>
          <text:p text:style-name="P1">\emptyset ∅ </text:p>
          <text:p text:style-name="P1">\forall ∀ </text:p>
          <text:p text:style-name="P1">\exists ∃ </text:p>
          <text:p text:style-name="P1">\triangle ∆ </text:p>
          <text:p text:style-name="P1">\infty ∞ </text:p>
          <text:p text:style-name="P1">\partial ∂ </text:p>
          <text:p text:style-name="P1">\angle ∠ </text:p>
          <text:p text:style-name="P1">\perp ⟂ </text:p>
          <text:p text:style-name="P1"/>
          <text:p text:style-name="P1">\surd √ </text:p>
          <text:p text:style-name="P1">\sum ∑ </text:p>
          <text:p text:style-name="P1">\int ∫ </text:p>
          <text:p text:style-name="P1">\iint ∬ </text:p>
          <text:p text:style-name="P1">\iiint ∭ </text:p>
          <text:p text:style-name="P1">\oint ∮ </text:p>
          <text:p text:style-name="P1">\prod ∏ </text:p>
          <text:p text:style-name="P1">\prime ′ </text:p>
          <text:p text:style-name="P1"/>
          <text:p text:style-name="P1">\mathbb{C} ℂ </text:p>
          <text:p text:style-name="P1">\mathbb{H} ℍ </text:p>
          <text:p text:style-name="P1">\mathbb{N} ℕ </text:p>
          <text:p text:style-name="P1">\mathbb{P} ℙ </text:p>
          <text:p text:style-name="P1">\mathbb{Q} ℚ </text:p>
          <text:p text:style-name="P1">\mathbb{R} ℝ </text:p>
          <text:p text:style-name="P1">\mathbb{Z} ℤ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gyar Linux Libertine G" svg:font-family="'Magyar Linux Libertine G'"/>
    <style:font-face style:name="Magyar Linux Libertine G:200=1&amp;201=1&amp;202=1" svg:font-family="'Magyar Linux Libertine G:200=1&amp;201=1&amp;202=1'"/>
    <style:font-face style:name="Magyar Linux Libertine G:200=1&amp;201=1&amp;202=1&amp;214=1" svg:font-family="'Magyar Linux Libertine G:200=1&amp;201=1&amp;202=1&amp;214=1'"/>
    <style:font-face style:name="Magyar Linux Biolinum" svg:font-family="'Magyar Linux Biolinum'" style:font-pitch="variable"/>
    <style:font-face style:name="Magyar Linux Libertine G1" svg:font-family="'Magyar Linux Libertine G'" style:font-pitch="variable"/>
    <style:font-face style:name="Magyar Linux Libertine G:200=1" svg:font-family="'Magyar Linux Libertine G:200=1'" style:font-pitch="variable"/>
    <style:font-face style:name="Magyar Linux Libertine G:200=1&amp;215=1" svg:font-family="'Magyar Linux Libertine G:200=1&amp;215=1'" style:font-pitch="variable"/>
    <style:font-face style:name="Magyar Linux Libertine G:201=1" svg:font-family="'Magyar Linux Libertine G:201=1'" style:font-pitch="variable"/>
    <style:font-face style:name="Magyar Linux Libertine G:201=2" svg:font-family="'Magyar Linux Libertine G:201=2'" style:font-pitch="variable"/>
    <style:font-face style:name="Magyar Linux Libertine G:202=1&amp;203=1&amp;205=0" svg:font-family="'Magyar Linux Libertine G:202=1&amp;203=1&amp;205=0'" style:font-pitch="variable"/>
    <style:font-face style:name="Magyar Linux Libertine G:202=1&amp;205=0" svg:font-family="'Magyar Linux Libertine G:202=1&amp;205=0'" style:font-pitch="variable"/>
    <style:font-face style:name="Magyar Linux Libertine G:204=0" svg:font-family="'Magyar Linux Libertine G:204=0'" style:font-pitch="variable"/>
    <style:font-face style:name="Magyar Linux Libertine G:204=2" svg:font-family="'Magyar Linux Libertine G:204=2'" style:font-pitch="variable"/>
    <style:font-face style:name="Magyar Linux Libertine G:205=0" svg:font-family="'Magyar Linux Libertine G:205=0'" style:font-pitch="variable"/>
    <style:font-face style:name="Magyar Linux Libertine G:205=0&amp;203=1" svg:font-family="'Magyar Linux Libertine G:205=0&amp;203=1'" style:font-pitch="variable"/>
    <style:font-face style:name="Magyar Linux Libertine G:205=2" svg:font-family="'Magyar Linux Libertine G:205=2'" style:font-pitch="variable"/>
    <style:font-face style:name="Magyar Linux Libertine G:206=0" svg:font-family="'Magyar Linux Libertine G:206=0'" style:font-pitch="variable"/>
    <style:font-face style:name="Magyar Linux Libertine G:207=1" svg:font-family="'Magyar Linux Libertine G:207=1'" style:font-pitch="variable"/>
    <style:font-face style:name="Magyar Linux Libertine G:208=1" svg:font-family="'Magyar Linux Libertine G:208=1'" style:font-pitch="variable"/>
    <style:font-face style:name="Magyar Linux Libertine G:209=1" svg:font-family="'Magyar Linux Libertine G:209=1'" style:font-pitch="variable"/>
    <style:font-face style:name="Magyar Linux Libertine G:209=1&amp;200=1" svg:font-family="'Magyar Linux Libertine G:209=1&amp;200=1'" style:font-pitch="variable"/>
    <style:font-face style:name="Magyar Linux Libertine G:209=2" svg:font-family="'Magyar Linux Libertine G:209=2'" style:font-pitch="variable"/>
    <style:font-face style:name="Magyar Linux Libertine G:209=3" svg:font-family="'Magyar Linux Libertine G:209=3'" style:font-pitch="variable"/>
    <style:font-face style:name="Magyar Linux Libertine G:209=4" svg:font-family="'Magyar Linux Libertine G:209=4'" style:font-pitch="variable"/>
    <style:font-face style:name="Magyar Linux Libertine G:210=1" svg:font-family="'Magyar Linux Libertine G:210=1'" style:font-pitch="variable"/>
    <style:font-face style:name="Magyar Linux Libertine G:210=1&amp;213=1" svg:font-family="'Magyar Linux Libertine G:210=1&amp;213=1'" style:font-pitch="variable"/>
    <style:font-face style:name="Magyar Linux Libertine G:210=200" svg:font-family="'Magyar Linux Libertine G:210=200'" style:font-pitch="variable"/>
    <style:font-face style:name="Magyar Linux Libertine G:210=201" svg:font-family="'Magyar Linux Libertine G:210=201'" style:font-pitch="variable"/>
    <style:font-face style:name="Magyar Linux Libertine G:210=27" svg:font-family="'Magyar Linux Libertine G:210=27'" style:font-pitch="variable"/>
    <style:font-face style:name="Magyar Linux Libertine G:210=3" svg:font-family="'Magyar Linux Libertine G:210=3'" style:font-pitch="variable"/>
    <style:font-face style:name="Magyar Linux Libertine G:210=30" svg:font-family="'Magyar Linux Libertine G:210=30'" style:font-pitch="variable"/>
    <style:font-face style:name="Magyar Linux Libertine G:210=31" svg:font-family="'Magyar Linux Libertine G:210=31'" style:font-pitch="variable"/>
    <style:font-face style:name="Magyar Linux Libertine G:210=33" svg:font-family="'Magyar Linux Libertine G:210=33'" style:font-pitch="variable"/>
    <style:font-face style:name="Magyar Linux Libertine G:210=34" svg:font-family="'Magyar Linux Libertine G:210=34'" style:font-pitch="variable"/>
    <style:font-face style:name="Magyar Linux Libertine G:210=35" svg:font-family="'Magyar Linux Libertine G:210=35'" style:font-pitch="variable"/>
    <style:font-face style:name="Magyar Linux Libertine G:210=36" svg:font-family="'Magyar Linux Libertine G:210=36'" style:font-pitch="variable"/>
    <style:font-face style:name="Magyar Linux Libertine G:210=36&amp;211=0" svg:font-family="'Magyar Linux Libertine G:210=36&amp;211=0'" style:font-pitch="variable"/>
    <style:font-face style:name="Magyar Linux Libertine G:210=37" svg:font-family="'Magyar Linux Libertine G:210=37'" style:font-pitch="variable"/>
    <style:font-face style:name="Magyar Linux Libertine G:210=39" svg:font-family="'Magyar Linux Libertine G:210=39'" style:font-pitch="variable"/>
    <style:font-face style:name="Magyar Linux Libertine G:210=40" svg:font-family="'Magyar Linux Libertine G:210=40'" style:font-pitch="variable"/>
    <style:font-face style:name="Magyar Linux Libertine G:210=42" svg:font-family="'Magyar Linux Libertine G:210=42'" style:font-pitch="variable"/>
    <style:font-face style:name="Magyar Linux Libertine G:210=45" svg:font-family="'Magyar Linux Libertine G:210=45'" style:font-pitch="variable"/>
    <style:font-face style:name="Magyar Linux Libertine G:210=46" svg:font-family="'Magyar Linux Libertine G:210=46'" style:font-pitch="variable"/>
    <style:font-face style:name="Magyar Linux Libertine G:210=48" svg:font-family="'Magyar Linux Libertine G:210=48'" style:font-pitch="variable"/>
    <style:font-face style:name="Magyar Linux Libertine G:210=49" svg:font-family="'Magyar Linux Libertine G:210=49'" style:font-pitch="variable"/>
    <style:font-face style:name="Magyar Linux Libertine G:210=50" svg:font-family="'Magyar Linux Libertine G:210=50'" style:font-pitch="variable"/>
    <style:font-face style:name="Magyar Linux Libertine G:210=51" svg:font-family="'Magyar Linux Libertine G:210=51'" style:font-pitch="variable"/>
    <style:font-face style:name="Magyar Linux Libertine G:210=52" svg:font-family="'Magyar Linux Libertine G:210=52'" style:font-pitch="variable"/>
    <style:font-face style:name="Magyar Linux Libertine G:210=7" svg:font-family="'Magyar Linux Libertine G:210=7'" style:font-pitch="variable"/>
    <style:font-face style:name="Magyar Linux Libertine G:210=90" svg:font-family="'Magyar Linux Libertine G:210=90'" style:font-pitch="variable"/>
    <style:font-face style:name="Magyar Linux Libertine G:211=1" svg:font-family="'Magyar Linux Libertine G:211=1'" style:font-pitch="variable"/>
    <style:font-face style:name="Magyar Linux Libertine G:211=36" svg:font-family="'Magyar Linux Libertine G:211=36'" style:font-pitch="variable"/>
    <style:font-face style:name="Magyar Linux Libertine G:211=49" svg:font-family="'Magyar Linux Libertine G:211=49'" style:font-pitch="variable"/>
    <style:font-face style:name="Magyar Linux Libertine G:212=1" svg:font-family="'Magyar Linux Libertine G:212=1'" style:font-pitch="variable"/>
    <style:font-face style:name="Magyar Linux Libertine G:212=1&amp;213=1" svg:font-family="'Magyar Linux Libertine G:212=1&amp;213=1'" style:font-pitch="variable"/>
    <style:font-face style:name="Magyar Linux Libertine G:214=1" svg:font-family="'Magyar Linux Libertine G:214=1'" style:font-pitch="variable"/>
    <style:font-face style:name="Magyar Linux Libertine G:215=0&amp;209=2" svg:font-family="'Magyar Linux Libertine G:215=0&amp;209=2'" style:font-pitch="variable"/>
    <style:font-face style:name="Magyar Linux Libertine G:215=1&amp;200=1" svg:font-family="'Magyar Linux Libertine G:215=1&amp;200=1'" style:font-pitch="variable"/>
    <style:font-face style:name="Magyar Linux Libertine G:215=1&amp;209=1" svg:font-family="'Magyar Linux Libertine G:215=1&amp;209=1'" style:font-pitch="variable"/>
    <style:font-face style:name="Magyar Linux Libertine G:215=1&amp;209=2" svg:font-family="'Magyar Linux Libertine G:215=1&amp;209=2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agyar Linux Libertine G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agyar Linux Libertine G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Magyar Linux Libertine G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Magyar Linux Libertine G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agyar Linux Libertine G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Magyar Linux Libertine G:200=1&amp;201=1&amp;202=1&amp;214=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émeth László</meta:initial-creator>
    <meta:creation-date>2010-06-01T01:18:11</meta:creation-date>
    <dc:date>2010-06-10T15:10:02</dc:date>
    <dc:creator>Németh László</dc:creator>
    <meta:editing-duration>PT15H05M45S</meta:editing-duration>
    <meta:editing-cycles>51</meta:editing-cycles>
    <meta:generator>OpenOffice.org/3.2$Linux OpenOffice.org_project/320m18$Build-9502</meta:generator>
    <meta:document-statistic meta:table-count="2" meta:image-count="0" meta:object-count="0" meta:page-count="3" meta:paragraph-count="313" meta:word-count="620" meta:character-count="3285"/>
  </office:meta>
</office:document-meta>
</file>